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332b1" officeooo:paragraph-rsid="000332b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96c85" officeooo:paragraph-rsid="00096c8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332b1" officeooo:paragraph-rsid="000332b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0332b1" officeooo:paragraph-rsid="000332b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332b1" officeooo:paragraph-rsid="000332b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332b1" officeooo:paragraph-rsid="000574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a791" officeooo:paragraph-rsid="0004a79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a791" officeooo:paragraph-rsid="00072df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a791" officeooo:paragraph-rsid="0008023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a791" officeooo:paragraph-rsid="0008178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43f" officeooo:paragraph-rsid="000574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2df0" officeooo:paragraph-rsid="00072df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81787" officeooo:paragraph-rsid="0008178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81787" officeooo:paragraph-rsid="00096c8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96c85" officeooo:paragraph-rsid="00096c8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9b159" officeooo:paragraph-rsid="0009b15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6pt" fo:font-weight="bold" officeooo:rsid="000332b1" officeooo:paragraph-rsid="000332b1" style:font-size-asian="26pt" style:font-weight-asian="bold" style:font-size-complex="26pt" style:font-weight-complex="bold"/>
    </style:style>
    <style:style style:name="T1" style:family="text">
      <style:text-properties officeooo:rsid="000332b1"/>
    </style:style>
    <style:style style:name="T2" style:family="text">
      <style:text-properties fo:font-size="12pt" fo:font-weight="normal" officeooo:rsid="0004a791" style:font-size-asian="10.5pt" style:font-weight-asian="normal" style:font-size-complex="12pt" style:font-weight-complex="normal"/>
    </style:style>
    <style:style style:name="T3" style:family="text">
      <style:text-properties officeooo:rsid="0004a791"/>
    </style:style>
    <style:style style:name="T4" style:family="text">
      <style:text-properties officeooo:rsid="0005743f"/>
    </style:style>
    <style:style style:name="T5" style:family="text">
      <style:text-properties officeooo:rsid="00072df0"/>
    </style:style>
    <style:style style:name="T6" style:family="text">
      <style:text-properties officeooo:rsid="00080235"/>
    </style:style>
    <style:style style:name="T7" style:family="text">
      <style:text-properties officeooo:rsid="00081787"/>
    </style:style>
    <style:style style:name="T8" style:family="text">
      <style:text-properties officeooo:rsid="00096c85"/>
    </style:style>
    <style:style style:name="T9" style:family="text">
      <style:text-properties officeooo:rsid="0009b159"/>
    </style:style>
    <style:style style:name="T10" style:family="text">
      <style:text-properties officeooo:rsid="000a7167"/>
    </style:style>
    <style:style style:name="T11" style:family="text">
      <style:text-properties officeooo:rsid="000acb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golamento</text:p>
      <text:p text:style-name="P4"/>
      <text:p text:style-name="P4"/>
      <text:p text:style-name="P1">Cosa è necessario:</text:p>
      <text:p text:style-name="P1"/>
      <text:p text:style-name="P5">Un mazzo di Populon, se non lo si ha è sufficiente un mazzo da 54 carte (numeri dal 1 all’13 più due joker), sostituendo i semi in questo modo:fiore→myorning, picche→ eoyu, cuore→oros, quadri glamordir, joker nero→artechnai, joker rosso→morte.</text:p>
      <text:p text:style-name="P5"/>
      <text:p text:style-name="P3">Preparazione:</text:p>
      <text:p text:style-name="P3"/>
      <text:p text:style-name="P5">Ogni giocatore pesca 5 carte, il mazzo rimanente viene collocato al centro in modo che sia facilmente raggiungibile da tutti.</text:p>
      <text:p text:style-name="P5"/>
      <text:p text:style-name="P3">Svolgimento del turno:</text:p>
      <text:p text:style-name="P3"/>
      <text:p text:style-name="P5">A inizio turno, si pesca una carta, dopo di che se ne <text:span text:style-name="T4">deve</text:span> giocare una, quindi il turno è terminato e si passa al giocatore successivo.</text:p>
      <text:p text:style-name="P5"/>
      <text:p text:style-name="P3">Regole base (2-5 giocatori):</text:p>
      <text:p text:style-name="P3"/>
      <text:p text:style-name="P5">L’obbiettivo del gioco è rimanere l’ultimo giocatore con carte in mano, se in qualsiasi momento della partita si rimane senza carte si è eliminati.</text:p>
      <text:p text:style-name="P5"/>
      <text:p text:style-name="P11">Ogni volta che un giocatore ha più di 10 carte in mano deve scartare la meta della sua mano.</text:p>
      <text:p text:style-name="P11"/>
      <text:p text:style-name="P5">Questi sono gli effetti delle carte <text:span text:style-name="T3">base</text:span>:</text:p>
      <text:p text:style-name="P5"/>
      <text:p text:style-name="P5"><text:span text:style-name="T4">Con una</text:span> cart<text:span text:style-name="T4">a</text:span> di myorning <text:span text:style-name="T4">puoi far</text:span> <text:span text:style-name="T3">scartare</text:span> una carta a caso dal giocatore successivo <text:span text:style-name="T3">e te ottieni quella carta</text:span></text:p>
      <text:p text:style-name="P6"><text:span text:style-name="T4">Con una</text:span> cart<text:span text:style-name="T4">a</text:span> di eoyu <text:span text:style-name="T4">puoi far</text:span> scartare 2 carte al giocatore successivo,</text:p>
      <text:p text:style-name="P6"><text:span text:style-name="T4">Con una</text:span> cart<text:span text:style-name="T4">a</text:span> di oros <text:span text:style-name="T4">puoi</text:span> pescare due carte</text:p>
      <text:p text:style-name="P5">Le carte di glamordir <text:span text:style-name="T4">possono essere giocate per annullare gli effetti di una carta che ti bersaglia</text:span></text:p>
      <text:p text:style-name="P11">(esempio: il giocatore 1 gioca un 3 di <text:span text:style-name="T7">eoyu</text:span>, il giocatore 2 dovrebbe scartare 2 carte ma gioca un 4 di glamordir, l’effetto della carta è quindi annullato )</text:p>
      <text:p text:style-name="P5"/>
      <text:p text:style-name="P7">carte speciali:</text:p>
      <text:p text:style-name="P8">1 di myorning, <text:span text:style-name="T4">puoi far </text:span>scartare<text:span text:style-name="T4"> 2 carta a caso dal giocatore successivo </text:span>e te ottieni quell<text:span text:style-name="T5">e</text:span> cart<text:span text:style-name="T5">e</text:span>.</text:p>
      <text:p text:style-name="P10">1 di <text:span text:style-name="T1">eoyu</text:span>, <text:s/><text:span text:style-name="T4">puoi far scartare 4 carte al giocatore successivo.</text:span></text:p>
      <text:p text:style-name="P13">gli assi di myorning e eoyu vengono solo dimezzati dalle carte di glamordir(esempio: il giocatore 1 gioca un asso di myorning, dovrebbe quindi rubare 2 carte al giocatore 2, che gioca però un 7 di glamordir, il giocatore uno potrà comunque rubare 1 carta)</text:p>
      <text:p text:style-name="P9">1 di <text:span text:style-name="T1">oros</text:span>, <text:span text:style-name="T4">puoi pescare 4 carte.</text:span></text:p>
      <text:p text:style-name="P8">1 di <text:span text:style-name="T1">glamordir</text:span>, <text:span text:style-name="T6">annulla l’effetto di una carta che ti bersaglia , viene subito da chi l’ha lanciata</text:span>.</text:p>
      <text:p text:style-name="P7"/>
      <text:p text:style-name="P7">13 di myorning, si posiziona sul campo di gioco, finché è in gioco, ogni turno puoi <text:span text:style-name="T1">pescare una carta a caso dal</text:span> giocatore successivo.</text:p>
      <text:p text:style-name="P7"><text:soft-page-break/>13 di <text:span text:style-name="T1">eoyu</text:span>, si posiziona sul campo di gioco, finché è in gioco, ogni turno puoi far scartare 2 carte al giocatore successivo.</text:p>
      <text:p text:style-name="P7">13 di <text:span text:style-name="T1">oros</text:span>, si posiziona sul campo di gioco, finché è in gioco, ogni turno puoi pescare due carte.</text:p>
      <text:p text:style-name="P7">13 di <text:span text:style-name="T1">glamordir</text:span>, si posiziona sul campo di gioco, finché è in gioco, ogni volta che devi scartare carte puoi pescare prima una carta.</text:p>
      <text:p text:style-name="P7"/>
      <text:p text:style-name="P7">I 12 di tutti i semi rimuovono dal gioco una carta a tua scelta</text:p>
      <text:p text:style-name="P7"/>
      <text:p text:style-name="P7">11 di myorning, ogni turno puoi giocare una carta in più del seme del myorning</text:p>
      <text:p text:style-name="P7">11 di <text:span text:style-name="T1">eoyu</text:span>, ogni turno puoi giocare una carta in più del seme del <text:s/><text:span text:style-name="T1">eoyu</text:span></text:p>
      <text:p text:style-name="P7">11 di <text:span text:style-name="T1">oros</text:span>, ogni turno puoi giocare una carta in più del seme del <text:s/><text:span text:style-name="T1">oros</text:span></text:p>
      <text:p text:style-name="P7">11 di <text:span text:style-name="T1">glamordir</text:span>, ogni volta giochi una carta di <text:span text:style-name="T1">glamordir </text:span>puoi pescare una carta</text:p>
      <text:p text:style-name="P7"/>
      <text:p text:style-name="P11">morte(joker rosso), puoi scambiare la mano con un giocatore (per le prime partite potete anche fermarvi qui è giocare senza <text:span text:style-name="T5">la carta del</text:span>l’artechani<text:span text:style-name="T5">(joker nero)</text:span> per prendere familiarità con in gioco)</text:p>
      <text:p text:style-name="P11"/>
      <text:p text:style-name="P12">i due si assegnano ad un giocatore avversario a scelta e lo maledicono con degli effetti:</text:p>
      <text:p text:style-name="P12"/>
      <text:p text:style-name="P8"><text:span text:style-name="T5">2</text:span> di myorning, <text:span text:style-name="T5">gioca a mano scoperta (quando gli viene rubata una carta può comunque coprire e mescolare la sua mano)</text:span></text:p>
      <text:p text:style-name="P8"><text:span text:style-name="T5">2</text:span> di <text:span text:style-name="T1">eoyu</text:span>,<text:span text:style-name="T5">scarta le carte in mano finché non ne ha 5 e, finche ha la carta in gioco,</text:span> <text:span text:style-name="T5">non può avere più di 5 carte in mano, altrimenti ne scarta la metà</text:span></text:p>
      <text:p text:style-name="P8"><text:span text:style-name="T5">2</text:span> di <text:span text:style-name="T1">oros</text:span>, <text:span text:style-name="T5">non puoi pescare più di una carta a turno</text:span></text:p>
      <text:p text:style-name="P8"><text:span text:style-name="T5">2</text:span> di <text:span text:style-name="T1">glamordir</text:span>, <text:span text:style-name="T5">non puoi avere nessuna carta in gioco eccetto altri 2</text:span></text:p>
      <text:p text:style-name="P8"/>
      <text:p text:style-name="P12">artechani: ogni giocatore scarta carte finché non ne ha quante te, ogni giocatore rimuove carte non 2 dal gioco finché non ne ha quante te, ogni giocatore rivela carte dalla mano quante ne hai rivelate te</text:p>
      <text:p text:style-name="P12"/>
      <text:p text:style-name="P12">9: puoi usarle o come carte normali o per rimuovere un goblin</text:p>
      <text:p text:style-name="P12"/>
      <text:p text:style-name="P13">6: chi lo lancia deve urlare “il sesto” e mettere la mano sul mazzo, tutti gli altri giocatori devono buttare la mano sopra la sua.</text:p>
      <text:p text:style-name="P15">Questi sono gli effetti:</text:p>
      <text:p text:style-name="P13"/>
      <text:p text:style-name="P13">6 <text:s/>di myorning: chi l’ha giocato può pescare 2 carte dalla mano <text:span text:style-name="T8">dell’ultimo</text:span>.</text:p>
      <text:p text:style-name="P13"><text:span text:style-name="T8">6</text:span> di eoyu: <text:span text:style-name="T8">l’ultimo</text:span> deve scartare 4 carte.</text:p>
      <text:p text:style-name="P13"><text:span text:style-name="T8">6</text:span> di oros: <text:s/>pesca 2 carte, tutti tranne l’ultimo pescano 1 carta.</text:p>
      <text:p text:style-name="P13"><text:span text:style-name="T8">6</text:span> di glamordir:<text:span text:style-name="T8">lo si gioca</text:span> per difendersi da una carta, l’effetto di quella carta colpisce l’ultimo.</text:p>
      <text:p text:style-name="P13"/>
      <text:p text:style-name="P14"/>
      <text:p text:style-name="P14"><text:span text:style-name="T8">10</text:span> <text:s/>di myorning: <text:span text:style-name="T8">tutti gli altri giocatori devono rivelare una carta del myorning o farsi rubare una carta</text:span></text:p>
      <text:p text:style-name="P14"><text:span text:style-name="T8">10</text:span> di eoyu: <text:span text:style-name="T8">tutti gli altri giocatori devono rivelare una carta </text:span>di eoyu<text:span text:style-name="T8"> o scartare 2 carte</text:span></text:p>
      <text:p text:style-name="P14"><text:span text:style-name="T8">10</text:span> di oros: <text:s/><text:span text:style-name="T8">tutti gli altri giocatori devono rivelare una carta </text:span>di oros<text:span text:style-name="T8"> o tu peschi 1 carta</text:span></text:p>
      <text:p text:style-name="P14"><text:span text:style-name="T8">10</text:span> di glamordir: <text:span text:style-name="T8">si gioca per difendersi, tutti gli altri giocatori devono <text:s/>rivelare una carta </text:span>di <text:s/>glamordir <text:span text:style-name="T8">o subire l’effetto della carta</text:span></text:p>
      <text:p text:style-name="P14"/>
      <text:p text:style-name="P2">Regole speciali a squadre<text:span text:style-name="T9">(4 giocatori)</text:span>:</text:p>
      <text:p text:style-name="P2"/>
      <text:p text:style-name="P16">Si gioca 2 contro 2, gli alleati non possono sedersi accanto, le regole sono uguali alle precedenti con queste differenze:</text:p>
      <text:p text:style-name="P16"><text:soft-page-break/></text:p>
      <text:p text:style-name="P16">ogni giocatore ha 1 vita, quando non ha carte in mano la perde <text:span text:style-name="T10">e rimuove tutte le carte in gioco</text:span>, se non hai carte in mano all’inizio del turno puoi pescarne <text:span text:style-name="T11">3</text:span>, quando entrambi i giocatori di una squadra non hanno più vita il gioco finisce e vince l’altra squadra, ogni volta si togli<text:span text:style-name="T10">e</text:span> una vita ad un giocatore si possono pescare 3 carte, <text:span text:style-name="T10">le carte che si mettono in gioco possono essere giocate per il proprio compagno</text:span>.</text:p>
      <text:p text:style-name="P16"/>
      <text:p text:style-name="P16">Cambia l’effetto del 6 di oros: il primo e il secondo pescano 2 carte,</text:p>
      <text:p text:style-name="P16"/>
      <text:p text:style-name="P16">si aggiungono queste carte speciali che possono essere giocate solo se il compagno di squadra mette la mano sul mazzo e urla ”per il drago”:</text:p>
      <text:p text:style-name="P16"/>
      <text:p text:style-name="P16">5 di myorning, ogni giocatore della squadra può rubare una carta ad un altro</text:p>
      <text:p text:style-name="P16">5 di eoyu ogni avversario scarta 2</text:p>
      <text:p text:style-name="P16">5 di oros gli alleati pescano 2</text:p>
      <text:p text:style-name="P16">5 di glamordir gli avversari mostrano le proprie mani</text:p>
      <text:p text:style-name="P16"/>
      <text:p text:style-name="P16">se i un avversario si accorge che un nemico ha un 5 in mano può urlare “falso drago” <text:span text:style-name="T10">e buttare la mano sul mazzo dopo indica</text:span> un giocatore, se questi ha effettivamente il 5 deve giocarlo ma è come se lo avesse giocato chi ha dichiarato il falso dra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5:35:50.361000000</meta:creation-date>
    <dc:date>2016-11-23T17:03:20.382000000</dc:date>
    <meta:editing-duration>PT41M30S</meta:editing-duration>
    <meta:editing-cycles>7</meta:editing-cycles>
    <meta:generator>LibreOffice/5.2.2.2$Windows_x86 LibreOffice_project/8f96e87c890bf8fa77463cd4b640a2312823f3ad</meta:generator>
    <meta:document-statistic meta:table-count="0" meta:image-count="0" meta:object-count="0" meta:page-count="3" meta:paragraph-count="59" meta:word-count="1051" meta:character-count="5814" meta:non-whitespace-character-count="4813"/>
  </office:meta>
</office:document-meta>
</file>